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style:text-underline-style="none"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7" style:family="paragraph" style:parent-style-name="Standard">
      <style:text-properties fo:font-style="italic" style:font-style-asian="italic" style:font-style-complex="italic"/>
    </style:style>
    <style:style style:name="P8" style:family="paragraph" style:parent-style-name="Standard">
      <style:text-properties fo:font-style="italic" fo:font-weight="bold" style:font-style-asian="italic" style:font-weight-asian="bold" style:font-style-complex="italic" style:font-weight-complex="bold"/>
    </style:style>
    <style:style style:name="P9" style:family="paragraph" style:parent-style-name="Standard">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0"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text-underline-style="none"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ize="14pt" style:font-size-asian="14pt" style:font-size-complex="14pt"/>
    </style:style>
    <style:style style:name="T10" style:family="text">
      <style:text-properties fo:font-size="14pt" fo:font-style="normal" style:font-size-asian="14pt" style:font-style-asian="normal" style:font-size-complex="14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pectrotemporal Filtering Tutorial</text:p>
      <text:p text:style-name="Standard"/>
      <text:p text:style-name="Standard"/>
      <text:p text:style-name="Standard">The goal of these <text:s/>programs <text:s/>is to filter the temporal and/or spectral modulations of sounds. <text:span text:style-name="T1">modfilter</text:span> is the basic filtering progam. <text:span text:style-name="T1">makemodfilterfiles</text:span> is designed to filter sound files <text:s/>in different ways specified by the user(using the programs <text:span text:style-name="T1">onemodfilter </text:span><text:span text:style-name="T2">and </text:span><text:span text:style-name="T1">modfilter </text:span><text:s/>for each filtered sound file); it also stores <text:s/>data to be used by <text:span text:style-name="T1">filterGraphGUI.</text:span> <text:s/>The modulation filtering method was used in Elliott and Theunissen (2009). <text:s/>It uses the spectrum inversion algorithm developed by Griffin and Lim (1984). The original SpectrumIversion routine in matlab was written by Malcolm Slaney. <text:s/>It was modified by Frederic Theunissen. <text:s/>The modulation filter routine was written by Frederic Theunissen, Wendy de Heer and Taffeta Elliott. <text:s/>The two papers are in the Paper folder.</text:p>
      <text:p text:style-name="Standard"/>
      <text:p text:style-name="Standard"/>
      <text:p text:style-name="P9">modfilter</text:p>
      <text:p text:style-name="P2"/>
      <text:p text:style-name="P4">modfilter <text:s/><text:span text:style-name="T2">filters the spectrotemporal modulations of a sound pressure waveform in one of three different ways (bandstop notch, highpass or lowpass). In order to run the program, you need to specify all of the inputs except for filter, which can be left blank (filter is used when </text:span>onemodfilter<text:span text:style-name="T2"> calls </text:span>modfilter<text:span text:style-name="T2">). </text:span></text:p>
      <text:p text:style-name="P2"/>
      <text:p text:style-name="P2"/>
      <text:p text:style-name="P3">sound_out = modfilter(sound_in, samprate, fband, method, wf_high, wt_high, wf_it, wt_it, <text:s/>filter);</text:p>
      <text:p text:style-name="P8"/>
      <text:p text:style-name="Standard"><text:span text:style-name="T4">sound_in</text:span><text:span text:style-name="T1"> </text:span>is the sound presssure waveform. To make an appropriate waveform from a .wav file, use</text:p>
      <text:p text:style-name="Standard"><text:s text:c="6"/>[song_in fs]= wavread(song_name)</text:p>
      <text:p text:style-name="Standard">where song_name is the path of the soundfile you wish to use. The file will be stored in song_in.</text:p>
      <text:p text:style-name="Standard"/>
      <text:p text:style-name="Standard"><text:span text:style-name="T4">samprate</text:span><text:span text:style-name="T1"> </text:span>is the sampling rate (samprate is fs from [song_in fs]= wavread(song_name) )</text:p>
      <text:p text:style-name="Standard"/>
      <text:p text:style-name="P5"><text:span text:style-name="T3">fband</text:span><text:span text:style-name="T1"> </text:span>is the width of the frequency band – we use 32 Hz for speech and 125 Hz for zebra finch song (standard deviation of the Gaussian filter)</text:p>
      <text:p text:style-name="Standard"/>
      <text:p text:style-name="P1"><text:span text:style-name="T4">method</text:span><text:span text:style-name="T2">: possible methods are 1-4. </text:span></text:p>
      <text:p text:style-name="P1"/>
      <text:p text:style-name="P1"><text:tab/><text:span text:style-name="T4">1 </text:span><text:span text:style-name="T2">is a bandstop notch filter where </text:span><text:span text:style-name="T4">wf_high</text:span><text:span text:style-name="T2"> is the lower bound for preserved spectral </text:span></text:p>
      <text:p text:style-name="P5"><text:s/><text:tab/>modulations in cycles/Hz and <text:span text:style-name="T3">wf_high</text:span>+<text:span text:style-name="T3">wf</text:span>_it is the upper bound in </text:p>
      <text:p text:style-name="P5"><text:s/><text:tab/>cycles/Hz (similarly for <text:span text:style-name="T3">wt</text:span> in Hz).</text:p>
      <text:p text:style-name="P5"><text:s/><text:tab/>For a spectral notch, <text:span text:style-name="T3">wt</text:span> filtering limits extend from 0 to at least 100 Hz. </text:p>
      <text:p text:style-name="P5"><text:s/><text:tab/>For a temporal notch,<text:span text:style-name="T6"> </text:span><text:span text:style-name="T3">wf</text:span> filtering limits extend from 0 to at least .016 cycles/Hz</text:p>
      <text:p text:style-name="P1"><text:s/></text:p>
      <text:p text:style-name="P1"><text:tab/><text:span text:style-name="T4">2</text:span><text:span text:style-name="T2"> is a high-pass filter where </text:span><text:span text:style-name="T4">wf_high</text:span><text:span text:style-name="T2"> and</text:span> <text:span text:style-name="T4">wt_high</text:span><text:span text:style-name="T2"> are the cutoff</text:span></text:p>
      <text:p text:style-name="P5"><text:s/><text:tab/>frequencies (higher bound of the filter). <text:s/>Set <text:span text:style-name="T3">wf_it</text:span> and <text:span text:style-name="T3">wt_it</text:span> to 0.</text:p>
      <text:p text:style-name="P5"/>
      <text:p text:style-name="P1"><text:tab/><text:span text:style-name="T4">3 </text:span><text:span text:style-name="T2">is a low-pass filter where </text:span><text:span text:style-name="T4">wf_high</text:span><text:span text:style-name="T2"> and </text:span><text:span text:style-name="T4">wt_high</text:span><text:span text:style-name="T2"> are the cutoff</text:span></text:p>
      <text:p text:style-name="P5"><text:s/><text:tab/>frequencies (lower bound of the filter)</text:p>
      <text:p text:style-name="P1"/>
      <text:p text:style-name="P1"><text:tab/><text:span text:style-name="T4">4 </text:span><text:span text:style-name="T2">is an unfiltered for control purposes</text:span></text:p>
      <text:p text:style-name="Standard"/>
      <text:p text:style-name="Standard"/>
      <text:p text:style-name="Standard"><text:soft-page-break/><text:span text:style-name="T4">wf_high wt_high</text:span><text:span text:style-name="T1"> </text:span><text:span text:style-name="T4">wf_it</text:span><text:span text:style-name="T1"> </text:span><text:span text:style-name="T4">wt_it</text:span> <text:s/>are the spectral and temporal limits of the filter. For their use, see <text:span text:style-name="T4">method, </text:span><text:span text:style-name="T8">above.</text:span></text:p>
      <text:p text:style-name="P1"/>
      <text:p text:style-name="P1"><text:span text:style-name="T4">filter is</text:span> <text:span text:style-name="T2"><text:s/>used when </text:span>onemodfilter<text:span text:style-name="T2"> and </text:span>makemodfilterfiles<text:span text:style-name="T2"> call </text:span>modfilter<text:span text:style-name="T2">. It should be left blank if you </text:span><text:span text:style-name="T2">are using </text:span>modfilter<text:span text:style-name="T2"> on its own. </text:span></text:p>
      <text:p text:style-name="Standard"/>
      <text:p text:style-name="Standard">If you want to filter several files and don't want <text:span text:style-name="T1">modfilter </text:span>to immediately show you graphs of the files it created, set debug_fig to 0 (line 35).</text:p>
      <text:p text:style-name="Standard"/>
      <text:p text:style-name="P6"><text:span text:style-name="T10">onemodfilter</text:span><text:span text:style-name="T5"> </text:span></text:p>
      <text:p text:style-name="P3"/>
      <text:p text:style-name="P3"><text:span text:style-name="T1">onemodfilter</text:span> is a program which creates two files (one filtered sound file and one .mat file storing data used to create graphs of the filtered sound used by <text:span text:style-name="T1">filterGraphGUI</text:span>) using <text:span text:style-name="T1">modfilter</text:span>. <text:span text:style-name="T1">makemodfilterfiles </text:span>runs <text:span text:style-name="T1">onemodfilter</text:span> multiple times.</text:p>
      <text:p text:style-name="Standard"/>
      <text:p text:style-name="Standard"/>
      <text:p text:style-name="P10">makemodfilterfiles</text:p>
      <text:p text:style-name="Standard"/>
      <text:p text:style-name="Standard"><text:span text:style-name="T1">makemodfilterfiles</text:span> makes filtered sound wave files as well as .mat data files which can be used in <text:span text:style-name="T1">filterGraphGUI</text:span> to look at graphs of the filtered and non-filtered sounds. The filtered sound wave files are stored in the folder FilteredFiles; the data files are stored in the folder DataFiles. </text:p>
      <text:p text:style-name="Standard"/>
      <text:p text:style-name="Standard"/>
      <text:p text:style-name="Standard">function[]=makemodfilterfiles2(song_name, method, wf_high_matrix, wt_high_matrix, wf_it_matrix, wt_it_matrix, fband);</text:p>
      <text:p text:style-name="Standard"/>
      <text:p text:style-name="Standard"><text:span text:style-name="T1">makemodfilterfiles</text:span> does not need any input (in which case it will use the test sound “/baby/baby_0” located in the folder “SpeechTestSentences<text:span text:style-name="T2">”, method 3 (low pass filter), wf_high of 0.001 cycle/Hz; wt_high of 1 Hz; wf_it and wt_it of 0, fband of 32</text:span>). </text:p>
      <text:p text:style-name="Standard"/>
      <text:p text:style-name="Standard"><text:span text:style-name="T3">song_name </text:span>is the name of the .wav file you wish to filter. The program assumes the file you wish to filter is in the folder “SpeechTestSentences.” The program assumes that the file will be in a path that looks like ./SpeechTestSentences/song_name/song_name_0.wav. If this is the case, just input the string 'song_name' . If you want to put in your own path, set “autopath” to 0; then you can either put the entire path to the sound in song_name, or you can modify “song_folder” and “mod_song_folder” (lines 53, 54) to the path of the desired folders, and <text:s/>have song_name just be the name of the wav file. </text:p>
      <text:p text:style-name="Standard"/>
      <text:p text:style-name="P7">method<text:span text:style-name="T6"> is the filtering method you will use (bandstop notch, low-pass, high-pass). This is identical to </text:span><text:span text:style-name="T7">modfilter</text:span><text:span text:style-name="T6">'s </text:span>method.<text:span text:style-name="T6"> Left blank it will automatically use method 3. </text:span></text:p>
      <text:p text:style-name="P7"/>
      <text:p text:style-name="P7">wf_high_matrix, wt_high_matrix, wf_it_matrix, wt_it_matrix <text:span text:style-name="T6">serve the same function as </text:span><text:span text:style-name="T7">modfilter</text:span><text:span text:style-name="T6">'s </text:span>wf_high, wt_high, wf_it, <text:span text:style-name="T6">and</text:span> wt_it, <text:span text:style-name="T6">except that you can create several filters. </text:span>wf_high_matrix<text:span text:style-name="T6"> and </text:span>wf_it_matrix<text:span text:style-name="T6"> must be of the same dimension (as must </text:span>wt_high_matrix<text:span text:style-name="T6"> and </text:span>wt_it_matrix<text:span text:style-name="T6">). If you leave </text:span>wf_it_matrix<text:span text:style-name="T6"> and </text:span>wt_it_matrix <text:span text:style-name="T6">blank, the program will automatically create zero matrices of the correct dimension. <text:s/></text:span></text:p>
      <text:p text:style-name="Standard"/>
      <text:p text:style-name="Standard"><text:span text:style-name="T3">fband</text:span> is the width of the frequency band – we use 32 Hz for speech and 125 Hz for zebra finch song (standard deviation of the Gaussian filter). If left blank, it will be set to 32. </text:p>
      <text:p text:style-name="Standard"><text:soft-page-break/></text:p>
      <text:p text:style-name="Standard">The data file created by<text:span text:style-name="T1"> makemodfilterfiles</text:span> , stored in the folder DataFiles (if you wish to change this you must do it by hand, line 39), contains data to generate graphs of the filtered sound files: it also contains information about which filters were used, stored in the variable filterInfo. </text:p>
      <text:p text:style-name="Standard"/>
      <text:p text:style-name="Standard"/>
      <text:p text:style-name="Standard"/>
      <text:p text:style-name="Standard">&gt;&gt; load ./DataFiles/writes_lpf_t1f1.mat</text:p>
      <text:p text:style-name="Standard">&gt;&gt; filterInfo</text:p>
      <text:p text:style-name="Standard">filterInfo = </text:p>
      <text:p text:style-name="Standard"/>
      <text:p text:style-name="Standard"><text:s text:c="11"/>method: 3</text:p>
      <text:p text:style-name="Standard"><text:s text:c="10"/>wf_high: 1.0000e-03</text:p>
      <text:p text:style-name="Standard"><text:s text:c="10"/>wt_high: 1</text:p>
      <text:p text:style-name="Standard"><text:s text:c="12"/>wf_it: 0</text:p>
      <text:p text:style-name="Standard"><text:s text:c="12"/>wt_it: 0</text:p>
      <text:p text:style-name="Standard"><text:s text:c="12"/>fband: 32</text:p>
      <text:p text:style-name="Standard"><text:s text:c="4"/>mod_song_name: 'writes_lpf_t1f1'</text:p>
      <text:p text:style-name="Standard"><text:s text:c="8"/>song_path: './SpeechTestSentences/writes/writes_0'</text:p>
      <text:p text:style-name="Standard"><text:s text:c="4"/>mod_song_path: './FilteredFiles/writes_lpf_t1f1'</text:p>
      <text:p text:style-name="Standard"/>
      <text:p text:style-name="Standard"/>
      <text:p text:style-name="P2"><text:span text:style-name="T9">filterGraphGUI</text:span> </text:p>
      <text:p text:style-name="P5"/>
      <text:p text:style-name="P1"><text:span text:style-name="T2">This is a GUI which allows the user to view different graphs based on sound files filtered by </text:span>makemodfilterfiles<text:span text:style-name="T2"> or by </text:span>modfilter<text:span text:style-name="T2">. Simply open </text:span>filterGraphGUI<text:span text:style-name="T2">. The GUI should be self-explanatory; select from a drop-down list the filter you wish to look at, and from a second drop-down list which graph you want. </text:span>filterGraphGUI<text:span text:style-name="T2"> assumes the filter file is stored in the folder DataFiles.</text:span></text:p>
      <text:p text:style-name="Standard"/>
      <text:p text:style-name="P1"/>
      <text:p text:style-name="P10">makegraphs</text:p>
      <text:p text:style-name="P2"/>
      <text:p text:style-name="P1">filterGraphGUI <text:span text:style-name="T2">uses </text:span>makegraphs <text:span text:style-name="T2">to create graphs. Input to </text:span>makegraphs <text:span text:style-name="T2">is the data file created by </text:span>onemodfilter<text:span text:style-name="T2"> or </text:span>makemodfilterfiles<text:span text:style-name="T2">, and a number (1-10) for which graph you wa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301</meta:generator>
    <meta:creation-date>2009-03-13T15:35:30</meta:creation-date>
    <dc:date>2012-03-03T07:42:19</dc:date>
    <meta:editing-cycles>32</meta:editing-cycles>
    <meta:editing-duration>PT11H50M58S</meta:editing-duration>
    <meta:document-statistic meta:table-count="0" meta:image-count="0" meta:object-count="0" meta:page-count="3" meta:paragraph-count="52" meta:word-count="975" meta:character-count="6279"/>
    <dc:creator>Frederic Theunissen</dc:creator>
    <meta:user-defined meta:name="Info 1"/>
    <meta:user-defined meta:name="Info 2"/>
    <meta:user-defined meta:name="Info 3"/>
    <meta:user-defined meta:name="Info 4"/>
  </office:meta>
</office:document-meta>
</file>